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inherit" style:font-name-asian="Times New Roman1" style:language-asian="nb" style:country-asian="NO" style:font-name-complex="Times New Roman1" loext:padding="0cm" loext:border="none"/>
    </style:style>
    <style:style style:name="P2" style:family="paragraph" style:parent-style-name="Standard">
      <style:text-properties fo:color="#000000" style:font-name="Open Sans" style:font-name-asian="Times New Roman1" style:language-asian="nb" style:country-asian="NO" style:font-name-complex="Times New Roman1"/>
    </style:style>
    <style:style style:name="P3" style:family="paragraph" style:parent-style-name="Standard" style:master-page-name="Standard">
      <style:paragraph-properties style:page-number="auto"/>
    </style:style>
    <style:style style:name="T1" style:family="text">
      <style:text-properties fo:color="#000000" style:font-name="inherit" style:font-name-asian="Times New Roman1" style:language-asian="nb" style:country-asian="NO" style:font-name-complex="Times New Roman1" loext:padding="0cm" loext:border="none"/>
    </style:style>
    <style:style style:name="T2" style:family="text">
      <style:text-properties fo:color="#000000" style:font-name="inherit" fo:language="fi" fo:country="FI" style:font-name-asian="Times New Roman1" style:language-asian="nb" style:country-asian="NO" style:font-name-complex="Times New Roman1" loext:padding="0cm" loext:border="none"/>
    </style:style>
    <style:style style:name="T3" style:family="text">
      <style:text-properties fo:color="#000000" style:font-name="Open Sans" style:font-name-asian="Times New Roman1" style:language-asian="nb" style:country-asian="NO" style:font-name-complex="Times New Roman1"/>
    </style:style>
    <style:style style:name="T4" style:family="text">
      <style:text-properties fo:color="#000000" style:font-name="Open Sans" fo:language="fi" fo:country="FI" style:font-name-asian="Times New Roman1" style:language-asian="nb" style:country-asian="NO"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vensk nyttårstale 2019</text:p>
      <text:p text:style-name="Standard"/>
      <text:p text:style-name="Standard"><text:span text:style-name="T1">Kjære kvener og norskfinner!</text:span></text:p>
      <text:p text:style-name="Standard"/>
      <text:p text:style-name="Standard"><text:span text:style-name="T1">Her bor mitt folk<text:line-break/>Is-hvite tinder speiler<text:line-break/>sin uforgjengelige tro<text:line-break/>i deres øyne<text:line-break/>Ta fra oss alt<text:line-break/>Brenn våre hytter ned!<text:line-break/>Vi setter atter garn lik Peter<text:line-break/>og fanger stimene av lys<text:line-break/>som lagres<text:line-break/>i hjertene<text:line-break/>Hvor, mørke, er din brodd?»</text:span></text:p>
      <text:p text:style-name="Standard"/>
      <text:p text:style-name="Standard"><text:span text:style-name="T1">Den kvenske forfatteren Idar Kristiansen har satt ord på hvem vi er.</text:span></text:p>
      <text:p text:style-name="P1"/>
      <text:p text:style-name="Standard"><text:span text:style-name="T1">Mitt folk er det kvenske folket. Ett opprinnelig folk på Nordkalotten. Vi snakker av ett av de opprinnelige språkene. Kvensk språk, vårt språk eller vår finsk som mange sier, ble under fornorskingen nesten utryddet.</text:span></text:p>
      <text:p text:style-name="Standard"/>
      <text:p text:style-name="Standard"><text:span text:style-name="T1">Vi er havets og fjellets folk. Skogens, vannenes og elvenes folk. Fiskere, jordbrukere, håndverkere, gruvearbeidere og smeder. Saunaelskere er vi alle sammen.</text:span></text:p>
      <text:p text:style-name="P1"/>
      <text:p text:style-name="Standard"><text:span text:style-name="T1">Det kvenske folket er vandrerne på Nordkalotten. «Mitt folk av mange folk.» Dette er våre grenseløse områder som i dag er delt opp i tre land: Sverige, Norge og Finland.</text:span></text:p>
      <text:p text:style-name="Standard"/>
      <text:p text:style-name="Standard"><text:span text:style-name="T1">Vi har sett endringer i 2019, hvor unge over hele verden har tatt til gatene for klima og miljø. Ungdom forteller oss at vi må forstå hvor alvorlig situasjonen er. </text:span></text:p>
      <text:p text:style-name="Standard"/>
      <text:p text:style-name="Standard"><text:span text:style-name="T1">Når vi vil legge om kursen for naturen og klimaet kan vi lære av våre forfedre. Vi har en arv som i dag er aktuell som vi kan være stolt av: Nøysomhet og gjenbruk. Vi har ikke brukt opp ressursene, men skogene, elvene og myrene har vi kunnet gi videre til nye generasjoner.</text:span></text:p>
      <text:p text:style-name="Standard"/>
      <text:p text:style-name="Standard"><text:span text:style-name="T1">FN mener stater må respektere og bevare nettopp slik tradisjonskunnskap og lytte til tradisjonelle samfunn om vår bruk av land og ressurser gjennom generasjonene, for en annen kunnskap og forståelse enn andre har.</text:span></text:p>
      <text:p text:style-name="Standard"/>
      <text:p text:style-name="Standard"><text:span text:style-name="T1">Vi har blitt kalt det tause folket. Vår utfordring er å lære oss å si det vi vet, men som vi ikke har satt ord på. Sannhets- og forsoningskommisjonen vil frem til 2022 samle historier fra kvener, samer og skogfinner og granske fornorskingen og dens virkninger helt frem til i dag.</text:span></text:p>
      <text:p text:style-name="Standard"/>
      <text:p text:style-name="Standard"><text:span text:style-name="T1">I fornorskingen så vi mørkets brodd, en mørketid.</text:span><text:span text:style-name="T3"> </text:span><text:span text:style-name="T1">Hvordan helbreder vi oss?</text:span></text:p>
      <text:p text:style-name="Standard"/>
      <text:p text:style-name="Standard"><text:span text:style-name="T1">En måte er å ta tilbake språket, en annen måte er å ta tilbake egen historie.</text:span><text:span text:style-name="T3"><text:line-break/></text:span><text:span text:style-name="T1">Vi må ta tilbake sannheten om oss selv, hvem vi er. Den eier vi. Vi begynner med å si det til oss selv. Vårt språk og identitet er stimene av lys som vi samler sammen. Vi er et folk som tar i et tak. Til alle dere som står på for kvensk språk og kultur: Tusen takk for innsatsen! </text:span></text:p>
      <text:p text:style-name="Standard"><text:soft-page-break/></text:p>
      <text:p text:style-name="Standard"><text:span text:style-name="T1">Statsminister og andre politikere: At vi i Norge har et glemt og utrydningstruet språk er ikke deres skyld. Dette har dere arvet fra de som har regjert før. </text:span><text:span text:style-name="T2">Men det er deres ansvar.</text:span></text:p>
      <text:p text:style-name="Standard"/>
      <text:p text:style-name="Standard"><text:span text:style-name="T1">Mange kommuner og fylkeskommuner og mange statlige enheter tar nå tak sammen med</text:span><text:span text:style-name="T3"><text:line-break/></text:span><text:span text:style-name="T1">oss kvener, men regjeringen henger etter.</text:span></text:p>
      <text:p text:style-name="Standard"/>
      <text:p text:style-name="Standard"><text:span text:style-name="T1">Et demokrati kjennetegnes av måten det behandler sine minoriteter. Den rette måten er å lytte og å ta oss som likeverdige i beslutninger som angår oss. Et viktig bidrag her er opprettelsen et kvensk organ for konsultasjon. Kvensk språk må løftes, slik at tiltak for kvensk språk ikke lengre lever fra hånd til munn.</text:span></text:p>
      <text:p text:style-name="Standard"/>
      <text:p text:style-name="Standard"><text:span text:style-name="T1">Folkene og språkene er en rikdom i vår moderne verden. På samme måte som vår jord trenger mangfold i flora og fauna, trenger bærekraftige kulturer mennesker som respekterer hverandre og ser verdien i andre.</text:span></text:p>
      <text:p text:style-name="P1"/>
      <text:p text:style-name="Standard"><text:span text:style-name="T1">De unges giv for natur-, språk- og kulturmangfold viser det er mulig. </text:span><text:span text:style-name="T2">Det lover godt for 2020 og for fremtiden. </text:span></text:p>
      <text:p text:style-name="P2"/>
      <text:p text:style-name="Standard"><text:span text:style-name="T1">Idar Kristiansens dikt er for meg en hyllest til det kvenske og det som er opprinnelig og samtidig felles og nordnorsk.</text:span></text:p>
      <text:p text:style-name="P2"/>
      <text:p text:style-name="Standard"><text:span text:style-name="T1">Lyset, kraften, «som lagres i hjertene» blir sterkere jo mer vi deler.</text:span></text:p>
      <text:p text:style-name="P1"/>
      <text:p text:style-name="Standard"><text:span text:style-name="T2">Godt nytt år!</text:span></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5</meta:editing-cycles>
    <meta:creation-date>2021-01-11T12:41:00</meta:creation-date>
    <dc:date>2021-01-11T17:05:00</dc:date>
    <meta:editing-duration>PT2M</meta:editing-duration>
    <meta:generator>LibreOffice/6.4.6.2$Linux_X86_64 LibreOffice_project/40$Build-2</meta:generator>
    <meta:document-statistic meta:table-count="0" meta:image-count="0" meta:object-count="0" meta:page-count="2" meta:paragraph-count="21" meta:word-count="596" meta:character-count="3383" meta:non-whitespace-character-count="2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